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ato" svg:font-family="Lato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  <style:text-properties fo:color="#212121" style:font-name="Lato" style:font-name-asian="Lato" style:font-name-complex="Lato" fo:font-size="15pt" style:font-size-asian="15pt" style:font-size-complex="15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706cm"/>
    </style:style>
    <style:style style:name="ce5" style:family="table-cell" style:parent-style-name="Hyperkobling" style:data-style-name="N0">
      <style:table-cell-properties style:vertical-align="middle" fo:wrap-option="wrap" style:repeat-content="false"/>
      <style:paragraph-properties fo:text-align="start" fo:margin-left="0.706cm"/>
      <style:text-properties fo:color="#0563C1" style:text-underline-style="solid" style:text-underline-type="single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706cm"/>
      <style:text-properties fo:color="#7E3794" style:font-name="Arial" style:font-name-asian="Arial" style:font-name-complex="Arial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706cm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706cm"/>
      <style:text-properties fo:color="#000000" style:font-name="Arial" style:font-name-asian="Arial" style:font-name-complex="Arial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706cm"/>
      <style:text-properties fo:color="#1155CC" style:font-name="Arial" style:font-name-asian="Arial" style:font-name-complex="Arial" style:text-underline-style="solid" style:text-underline-type="single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3.04270833333333cm" style:use-optimal-column-width="true"/>
    </style:style>
    <style:style style:name="co2" style:family="table-column">
      <style:table-column-properties fo:break-before="auto" style:column-width="18.653125cm" style:use-optimal-column-width="true"/>
    </style:style>
    <style:style style:name="co3" style:family="table-column">
      <style:table-column-properties fo:break-before="auto" style:column-width="25.7704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3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11">
            <text:p>NB: Uferdig, under arbeid -lenker er utdaterte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10">
            <text:p>Fagmodell</text:p>
          </table:table-cell>
          <table:table-cell office:value-type="string" table:style-name="ce10">
            <text:p>Regelver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fag/publikasjoner/handboker/vegnormalene/n100/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store.vegnorm.vegvesen.no/n101-h%C3%B8ring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regjeringen.no/no/tema/plan-bygg-og-eiendom/plan--og-bygningsloven/plan/veiledning-om-planlegging/plankartsiden/npad/id2361191/">Nasjonal produktinformasjon for arealpla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124.pdf">V124 Teknisk planlegging av veg- og tunnelbely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128-fartsdempende-tiltak.pdf">V128 Fartsdempende tilta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134.pdf">V134 -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135.pdf">V135 Fasadeisolering mot støy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136.pdf">V136 Døgnhvileplasser for tung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137.pdf">V137 Veger og drivsn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138.pdf">V138 Veger og snøskre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139-121214.pdf">V139 Flom- og sørpeskre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160.pdf">V160 Vegrekkverk og andre trafikksikkerhetstilta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161.pdf">V161 Brurekkver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240-vannhandtering.pdf">V240 Vannhåndtering - Flomberegninger og hydraulisk dimensjon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711-ny.pdf">V711 Kreativitet i veg- og transport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alplan</text:p>
          </table:table-cell>
          <table:table-cell office:value-type="string" table:style-name="ce5">
            <text:p><text:a xlink:href="https://www.regjeringen.no/no/tema/plan-bygg-og-eiendom/plan--og-bygningsloven/plan/veiledning-om-planlegging/plankartsiden/id2361154/">Digitalt planregis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5">
            <text:p><text:a xlink:href="https://www.vegvesen.no/fag/publikasjoner/handboker/vegnormalene/n100/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5">
            <text:p><text:a xlink:href="https://store.vegnorm.vegvesen.no/n101-h%C3%B8ring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5">
            <text:p><text:a xlink:href="https://svv-cm-store-prod.azurewebsites.net/svv-proj-1464925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5">
            <text:p><text:a xlink:href="https://www.ogc.org/standard/sld/">N300 Trafikk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5">
            <text:p><text:a xlink:href="https://store.vegnorm.vegvesen.no/n301">N301 Arbeid på og ved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5">
            <text:p><text:a xlink:href="https://svv-cm-store-prod.azurewebsites.net/svv-proj-1464927">N302 Vegoppmerk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5">
            <text:p><text:a xlink:href="https://svv-cm-store-prod.azurewebsites.net/svv-proj-1464928">N303 Trafikksignal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5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5">
            <text:p><text:a xlink:href="https://store.vegnorm.vegvesen.no/n500_2022">N500 Vegtunnel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5">
            <text:p><text:a xlink:href="https://svv-cm-store-prod.azurewebsites.net/svv-proj-1464909">N601 Elektriske 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5">
            <text:p><text:a xlink:href="https://www.vegvesen.no/globalassets/fag/handboker/hb-r310-ny.pdf">R310 Trafikksikkerhetsutsty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5">
            <text:p><text:a xlink:href="https://www.vegvesen.no/globalassets/fag/handboker/hb-r311-trafikkstyringssystemer-pa-veg.pdf">R311 Trafikkstyringssystemer på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5">
            <text:p><text:a xlink:href="https://www.vegvesen.no/globalassets/fag/handboker/hb-r761-prosesskode-1-05072018.pdf">R761 Prosesskode 1 Standard beskrivelsestekster for vegkontrak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5">
            <text:p><text:a xlink:href="https://www.vegvesen.no/globalassets/fag/handboker/hb-v124.pdf">V124 Teknisk planlegging av veg- og tunnelbely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5">
            <text:p><text:a xlink:href="https://www.vegvesen.no/globalassets/fag/handboker/hb-v320-ny.pdf">V320 Planlegging og oppsetting av trafikk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5">
            <text:p><text:a xlink:href="https://www.vegvesen.no/globalassets/fag/handboker/hb-v321.pdf">V321 Variable trafikk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5">
            <text:p><text:a xlink:href="https://www.vegvesen.no/globalassets/fag/handboker/hb-v322.pdf">V322 Trafikksignal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5">
            <text:p><text:a xlink:href="https://www.vegvesen.no/globalassets/fag/handboker/hb-v323_reklame-og-trafikkfare.pdf">V323 Reklame og trafikkfar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5">
            <text:p><text:a xlink:href="https://www.nek.no/produkter/nek-400/">NEK400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5">
            <text:p><text:a xlink:href="https://www.nek.no/produkter/nek-600/">NEK600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5">
            <text:p><text:a xlink:href="https://lovdata.no/dokument/SF/forskrift/1998-11-06-1060">Forskrift om elektriske lavspennings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ysning</text:p>
          </table:table-cell>
          <table:table-cell office:value-type="string" table:style-name="ce6">
            <text:p>NMF01: 2021 LED Luminaries - requiremen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5">
            <text:p><text:a xlink:href="https://www.vegvesen.no/fag/publikasjoner/handboker/vegnormalene/n100/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5">
            <text:p><text:a xlink:href="https://store.vegnorm.vegvesen.no/n101-h%C3%B8ring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5">
            <text:p><text:a xlink:href="https://svv-cm-store-prod.azurewebsites.net/svv-proj-1464925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5">
            <text:p><text:a xlink:href="https://www.vegvesen.no/fag/publikasjoner/handboker/vegnormalene/n400/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5">
            <text:p><text:a xlink:href="https://svv-cm-store-prod.azurewebsites.net/svv-proj-1464926">N401 Bruforvaltning fylkes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5">
            <text:p><text:a xlink:href="https://www.vegvesen.no/globalassets/fag/handboker/handbok-r410-kabler-til-henge-skrastag-og-buebruer.pdf">R410 Kabler til henge-, skråstag- og buebru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5">
            <text:p><text:a xlink:href="https://www.vegvesen.no/globalassets/fag/handboker/hb-r411-bruforvaltning.pdf">R411 Bruforvaltning riks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5">
            <text:p><text:a xlink:href="https://www.vegvesen.no/globalassets/fag/handboker/hb-v412-bareevneklassifisering.pdf">R412 Bruklassifis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5">
            <text:p><text:a xlink:href="https://www.vegvesen.no/globalassets/fag/handboker/hb-v134.pdf">V134 Vei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5">
            <text:p><text:a xlink:href="https://www.vegvesen.no/globalassets/fag/handboker/hb-v420.pdf">V420 Utforming av bru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5">
            <text:p><text:a xlink:href="https://www.vegvesen.no/globalassets/fag/handboker/hb-v421.pdf">V421 Steinhvelvbruer, veiled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5">
            <text:p><text:a xlink:href="https://www.vegvesen.no/globalassets/fag/handboker/handbok-v425-prefabrikkerte-kulverter-elementtegninger.pdf">V425 Prefabrikkerte kulver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5">
            <text:p><text:a xlink:href="https://www.vegvesen.no/globalassets/fag/handboker/hb-v426-prefabrikkerte-brubjelker.pdf">V426 Prefabrikkerte brubjelk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5">
            <text:p><text:a xlink:href="https://www.vegvesen.no/globalassets/fag/handboker/hb-v431.pdf">V431 Ferjekai - 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5">
            <text:p><text:a xlink:href="https://www.vegvesen.no/globalassets/fag/handboker/hb-v432.pdf">V432 Ferjekai - Elektrohydrauliske styresystem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5">
            <text:p><text:a xlink:href="https://www.vegvesen.no/globalassets/fag/handboker/hb-v433-ferjekai.pdf">V433 Ferjekai - Standard ferjekaibruteg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5">
            <text:p><text:a xlink:href="https://www.vegvesen.no/globalassets/fag/handboker/hb-v440.pdf">V440 Bruregistrering, veiled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5">
            <text:p><text:a xlink:href="https://www.vegvesen.no/globalassets/fag/handboker/hb-v441-bruinspeksjon.pdf">V441 Bruinspeksjo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5">
            <text:p><text:a xlink:href="https://www.vegvesen.no/globalassets/fag/handboker/hb-v460.pdf">V460 Beredskapsbru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</text:p>
          </table:table-cell>
          <table:table-cell office:value-type="string" table:style-name="ce5">
            <text:p><text:a xlink:href="https://www.vegvesen.no/globalassets/fag/handboker/hb-v461.pdf">V461 Beredskapsbruer, Elementoversik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ygninger</text:p>
          </table:table-cell>
          <table:table-cell office:value-type="string" table:style-name="ce5">
            <text:p><text:a xlink:href="https://lovdata.no/dokument/NL/lov/2008-06-27-71">Plan og bygningsloven 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www.vegvesen.no/fag/publikasjoner/handboker/vegnormalene/n100/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store.vegnorm.vegvesen.no/n101-h%C3%B8ring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svv-cm-store-prod.azurewebsites.net/svv-proj-1464925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www.vegvesen.no/globalassets/fag/handboker/hb-n300-del1.pdf">N300 Trafikkskilt, del 1 Fellesbestemmel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www.vegvesen.no/globalassets/fag/handboker/hb-n300-del2.pdf">N300 Trafikkskilt, del 2 Fareskilt, markeringsskilt, vikeplikt- og forkjørs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www.vegvesen.no/globalassets/fag/handboker/hb-n300-del3.pdf">N300 Trafikkskilt, del 3 Forbudsskilt, påbudsskilt, opplysningsskilt og skilt med trafikksikkerhetsinformasjo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www.vegvesen.no/globalassets/fag/handboker/hb-n300-del4a.pdf">N300 Trafikkskilt, del 4A Vegvisning; Planlegging og anvendels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www.vegvesen.no/globalassets/fag/handboker/hb-n300-del4b.pdf">N300 Trafikkskilt, del 4B Vegvisning; Detaljert 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www.vegvesen.no/globalassets/fag/handboker/hb-n300-del5.pdf">N300 Trafikkskilt, del 5 Serviceskilt og virksomhetsvi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svv-cm-store-prod.azurewebsites.net/svv-proj-1464932">N301 Arbeid på og ved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svv-cm-store-prod.azurewebsites.net/svv-proj-1464927">N302 Vegoppmerk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svv-cm-store-prod.azurewebsites.net/svv-proj-1464928">N303 Trafikksignal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svv-cm-store-prod.azurewebsites.net/svv-proj-1464930">N500 Vegtunnel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svv-cm-store-prod.azurewebsites.net/svv-proj-1464909">N601 Elektriske 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www.vegvesen.no/globalassets/fag/handboker/hb-r310-ny.pdf">R310 Trafikksikkerhetsutsty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www.vegvesen.no/globalassets/fag/handboker/hb-r311-trafikkstyringssystemer-pa-veg.pdf">R311 Trafikkstyringssystemer på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www.vegvesen.no/globalassets/fag/handboker/hb-r761-prosesskode-1-05072018.pdf">R761 Prosesskode 1 Standard beskrivelsestekster for vegkontrak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www.vegvesen.no/globalassets/fag/handboker/hb-v124.pdf">V124 Teknisk planlegging av veg- og tunnelbely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www.vegvesen.no/globalassets/fag/handboker/hb-v320-ny.pdf">V320 Planlegging og oppsetting av trafikk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www.vegvesen.no/globalassets/fag/handboker/hb-v321.pdf">V321 Variable trafikk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www.vegvesen.no/globalassets/fag/handboker/hb-v322.pdf">V322 Trafikksignal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5">
            <text:p><text:a xlink:href="https://www.vegvesen.no/globalassets/fag/handboker/hb-v323_reklame-og-trafikkfare.pdf">V323 Reklame og trafikkfar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7">
            <text:p>Lavspenningsdirektive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7">
            <text:p>FE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7">
            <text:p>FE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7">
            <text:p>Ekomlov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ektro</text:p>
          </table:table-cell>
          <table:table-cell office:value-type="string" table:style-name="ce7">
            <text:p>Maskinforskrift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5">
            <text:p><text:a xlink:href="https://www.vegvesen.no/fag/publikasjoner/handboker/vegnormalene/n100/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5">
            <text:p><text:a xlink:href="https://store.vegnorm.vegvesen.no/n101-h%C3%B8ring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5">
            <text:p><text:a xlink:href="https://www.vegvesen.no/fag/publikasjoner/handboker/vegnormalene/n200/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5">
            <text:p><text:a xlink:href="https://www.vegvesen.no/fag/publikasjoner/handboker/vegnormalene/n400/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5">
            <text:p><text:a xlink:href="https://svv-cm-store-prod.azurewebsites.net/svv-proj-1464926">N401 Bruforvaltning fylkes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5">
            <text:p><text:a xlink:href="https://www.vegvesen.no/globalassets/fag/handboker/handbok-r410-kabler-til-henge-skrastag-og-buebruer.pdf">R410 Kabler til henge-, skråstag- og buebru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5">
            <text:p><text:a xlink:href="https://www.vegvesen.no/globalassets/fag/handboker/hb-r411-bruforvaltning.pdf">R411 Bruforvaltning riks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5">
            <text:p><text:a xlink:href="https://www.vegvesen.no/globalassets/fag/handboker/hb-v412-bareevneklassifisering.pdf">R412 Bruklassifis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5">
            <text:p><text:a xlink:href="https://www.vegvesen.no/globalassets/fag/handboker/hb-r761-prosesskode-1-05072018.pdf">R761 Prosesskode 1 Standard beskrivelsestekster for vegkontrak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5">
            <text:p><text:a xlink:href="https://www.vegvesen.no/globalassets/fag/handboker/hb-r762-prosesskode-2-05072018.pdf">R762 Prosesskode 2 Standard beskrivelsestekster for bruer og kai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5">
            <text:p><text:a xlink:href="https://www.vegvesen.no/globalassets/fag/handboker/hb-v161.pdf">V161 Brurekkver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5">
            <text:p><text:a xlink:href="https://www.vegvesen.no/globalassets/fag/handboker/hb-v420.pdf">V420 Utforming av bru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5">
            <text:p><text:a xlink:href="https://www.vegvesen.no/globalassets/fag/handboker/hb-v421.pdf">V421 Steinhvelvbruer, veiled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5">
            <text:p><text:a xlink:href="https://www.vegvesen.no/globalassets/fag/handboker/hb-v426-prefabrikkerte-brubjelker.pdf">V426 Prefabrikkerte brubjelk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5">
            <text:p><text:a xlink:href="https://www.vegvesen.no/globalassets/fag/handboker/hb-v431.pdf">V431 Ferjekai - 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5">
            <text:p><text:a xlink:href="https://www.vegvesen.no/globalassets/fag/handboker/hb-v432.pdf">V432 Ferjekai - Elektrohydrauliske styresystem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5">
            <text:p><text:a xlink:href="https://www.vegvesen.no/globalassets/fag/handboker/hb-v433-ferjekai.pdf">V433 Ferjekai - Standard ferjekaibruteg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5">
            <text:p><text:a xlink:href="https://www.vegvesen.no/globalassets/fag/handboker/hb-v440.pdf">V440 Bruregistrering, veiled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5">
            <text:p><text:a xlink:href="https://www.vegvesen.no/globalassets/fag/handboker/hb-v441-bruinspeksjon.pdf">V441 Bruinspeksjo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5">
            <text:p><text:a xlink:href="https://www.vegvesen.no/globalassets/fag/handboker/hb-v460.pdf">V460 Beredskapsbru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jekai</text:p>
          </table:table-cell>
          <table:table-cell office:value-type="string" table:style-name="ce5">
            <text:p><text:a xlink:href="https://www.vegvesen.no/globalassets/fag/handboker/hb-v461.pdf">V461 Beredskapsbruer, Elementoversik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5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5">
            <text:p><text:a xlink:href="https://svv-cm-store-prod.azurewebsites.net/svv-proj-1464931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5">
            <text:p><text:a xlink:href="https://svv-cm-store-prod.azurewebsites.net/svv-proj-1464925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5">
            <text:p><text:a xlink:href="https://www.vegvesen.no/globalassets/fag/handboker/hb-r761-prosesskode-1-05072018.pdf">R761 Prosesskode 1 Standard beskrivelsestekster for vegkontrak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5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5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5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5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5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5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5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5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5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5">
            <text:p><text:a xlink:href="https://www.vegvesen.no/globalassets/fag/handboker/hb-v134.pdf">V134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5">
            <text:p><text:a xlink:href="https://www.vegvesen.no/globalassets/fag/handboker/hb-v262-steindekker.pdf">V262 Steindekker - Belegningsstein, heller, gatestein og pl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5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5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5">
            <text:p><text:a xlink:href="https://www.vegvesen.no/globalassets/fag/handboker/hb-v711-ny.pdf">V711 Kreativitet i veg- og transport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temøbler</text:p>
          </table:table-cell>
          <table:table-cell office:value-type="string" table:style-name="ce5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5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5">
            <text:p><text:a xlink:href="https://svv-cm-store-prod.azurewebsites.net/svv-proj-1464925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5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5">
            <text:p><text:a xlink:href="https://svv-cm-store-prod.azurewebsites.net/svv-proj-1464930">N500 Vegtunnel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5">
            <text:p><text:a xlink:href="https://www.vegvesen.no/globalassets/fag/handboker/hb-r210-laboratorieundersokelser-2016.pdf">R210 Laboratorieundersøkel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5">
            <text:p><text:a xlink:href="https://www.vegvesen.no/globalassets/fag/handboker/r211-feltundersokelser-2021.pdf">R211 Feltundersøkelser, retningslinj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5">
            <text:p><text:a xlink:href="https://www.vegvesen.no/globalassets/fag/handboker/hb-r761-prosesskode-1-05072018.pdf">R761 Prosesskode 1 Standard beskrivelsestekster for vegkontrak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5">
            <text:p><text:a xlink:href="https://www.vegvesen.no/globalassets/fag/handboker/hb-v138.pdf">V138 Veger og snøskre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5">
            <text:p><text:a xlink:href="https://www.vegvesen.no/globalassets/fag/handboker/hb-v139-121214.pdf">V139 Flom- og sørpeskre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5">
            <text:p><text:a xlink:href="https://www.vegvesen.no/globalassets/fag/handboker/hb-v220-2018.pdf">V220 Geoteknikk i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5">
            <text:p><text:a xlink:href="https://www.vegvesen.no/globalassets/fag/handboker/hb-v221.pdf">V221 Grunnforsterkning, fyllinger og skrå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5">
            <text:p><text:a xlink:href="https://www.vegvesen.no/globalassets/fag/handboker/hb-v222.pdf">V222 Geoteknisk felthåndbo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5">
            <text:p><text:a xlink:href="https://www.vegvesen.no/globalassets/fag/handboker/hb-v223.pdf">V223 Geoteknisk oppteg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5">
            <text:p><text:a xlink:href="https://www.vegvesen.no/globalassets/fag/handboker/v225-bergskjaeringer.pdf">V225 Bergskjær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5">
            <text:p><text:a xlink:href="https://www.vegvesen.no/globalassets/fag/handboker/hb-v250.pdf">V250 Kalde bitumenstabiliserte bærela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5">
            <text:p><text:a xlink:href="https://www.vegvesen.no/globalassets/fag/handboker/hb-v261.pdf">V261 Skadekatalog for bituminøse vegdekk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5">
            <text:p><text:a xlink:href="https://www.vegvesen.no/globalassets/fag/handboker/hb-v263.pdf">V263 Betongdekk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5">
            <text:p><text:a xlink:href="https://www.vegvesen.no/globalassets/fag/handboker/hb-v270.pdf">V270 Tørrmuring med maski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logi</text:p>
          </table:table-cell>
          <table:table-cell office:value-type="string" table:style-name="ce5">
            <text:p><text:a xlink:href="https://publikasjoner.nve.no/veileder/2019/veileder2019_01.pdf">Sikkerhet mot kvikkleireskred, NVE veileder nr 1/201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8">
            <text:p>Byggegropveiledningen (2019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8">
            <text:p>Eurokoder NS-EN 1990-1999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8">
            <text:p>Kalk- og sementveileder (2012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svv-cm-store-prod.azurewebsites.net/svv-proj-1464925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svv-cm-store-prod.azurewebsites.net/svv-proj-1464930">N500 Vegtunnel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8">
            <text:p>Peleveiledningen (2019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www.vegvesen.no/globalassets/fag/handboker/hb-r210-laboratorieundersokelser-2016.pdf">R210 Laboratorieundersøkel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www.vegvesen.no/globalassets/fag/handboker/r211-feltundersokelser-2021.pdf">R211 Feltundersøkelser, retningslinj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www.vegvesen.no/globalassets/fag/handboker/hb-r761-prosesskode-1-05072018.pdf">R761 Prosesskode 1 Standard beskrivelsestekster for vegkontrak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www.vegvesen.no/globalassets/fag/handboker/hb-r762-prosesskode-2-05072018.pdf">R762 Prosesskode 2 Standard beskrivelsestekster for bruer og kai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8">
            <text:p>Sikkerhet mot kvikkleireskred, NVE veileder 7-20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www.vegvesen.no/globalassets/fag/handboker/hb-v220-2018.pdf">V220 Geoteknikk i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www.vegvesen.no/globalassets/fag/handboker/hb-v221.pdf">V221 Grunnforsterkning, fyllinger og skrå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www.vegvesen.no/globalassets/fag/handboker/hb-v222.pdf">V222 Geoteknisk felthåndbo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www.vegvesen.no/globalassets/fag/handboker/hb-v223.pdf">V223 Geoteknisk oppteg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www.vegvesen.no/globalassets/fag/handboker/v225-bergskjaeringer.pdf">V225 Bergskjær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www.vegvesen.no/globalassets/fag/handboker/hb-v270.pdf">V270 Tørrmuring med maski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svv-cm-store-prod.azurewebsites.net/svv-proj-1464925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lovdata.no/dokument/NL/lov/2008-06-27-71">Plan- og bygning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www.vegvesen.no/globalassets/fag/handboker/hb-r730.pdf">R730 Etiske retningslinjer for grunnerver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www.vegvesen.no/globalassets/fag/handboker/hb-r731.pdf">R731 Boliginnlø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www.vegvesen.no/globalassets/fag/handboker/hb-v740-eigedomsinngrep.pdf">V740 Eigedomsinngrep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www.vegvesen.no/globalassets/fag/handboker/hb-v742-grunnerverv-til-vegformal.pdf">V741 Grunnerverv til vegformål - Skjønnsforberedels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www.vegvesen.no/globalassets/fag/handboker/hb-v742-grunnerverv-til-vegformal.pdf">V742 Grunnerverv til vegformål - Forhandl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teknikk</text:p>
          </table:table-cell>
          <table:table-cell office:value-type="string" table:style-name="ce5">
            <text:p><text:a xlink:href="https://www.vegvesen.no/globalassets/fag/handboker/hb-v743.pdf">V743 Grunnerverv til vegformål - Utmåling av erstatning for dyrka mar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limatiltak</text:p>
          </table:table-cell>
          <table:table-cell office:value-type="string" table:style-name="ce5">
            <text:p><text:a xlink:href="https://bregroup.com/products/ceequal/">CEEQUAL 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5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5">
            <text:p><text:a xlink:href="https://svv-cm-store-prod.azurewebsites.net/svv-proj-1464931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5">
            <text:p><text:a xlink:href="https://svv-cm-store-prod.azurewebsites.net/svv-proj-1464925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5">
            <text:p><text:a xlink:href="https://www.vegvesen.no/globalassets/fag/handboker/hb-r761-prosesskode-1-05072018.pdf">R761 Prosesskode 1 Standard beskrivelsestekster for vegkontrak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5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5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5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5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5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5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5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5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5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5">
            <text:p><text:a xlink:href="https://www.vegvesen.no/globalassets/fag/handboker/hb-v134.pdf">V134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5">
            <text:p><text:a xlink:href="https://www.vegvesen.no/globalassets/fag/handboker/hb-v270.pdf">V270 Tørrmuring med maski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5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5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5">
            <text:p><text:a xlink:href="https://www.vegvesen.no/globalassets/fag/handboker/hb-v711-ny.pdf">V711 Kreativitet i veg- og transport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nstruksjoner</text:p>
          </table:table-cell>
          <table:table-cell office:value-type="string" table:style-name="ce5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s://lovdata.no/dokument/NL/lov/2005-06-17-79">Akvakultur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s://lovdata.no/dokument/NL/lov/1990-06-29-50">Energi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9">
            <text:p>Forskrift om fremmede organism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9">
            <text:p>Forskrift om planter og tiltak mot planteskadegjører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9">
            <text:p>Forskrift om utvalgte naturtyp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9">
            <text:p>Forurensningsforskriften og andre forskrifter til Forurensningslov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://miljojuss.no/lovverket/forurensingsloven/forurensingsloven-article27436-2777.html">Forurensning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://miljojuss.no/lovverket/forvaltningsloven/forvaltningsloven-article26508-2766.html">Forvaltning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s://lovdata.no/dokument/NL/lov/1814-05-17-nn?q=grunnloven">Grunn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s://lovdata.no/dokument/NL/lov/2008-06-06-37">Havressur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9">
            <text:p>Lakse- og innlandsfiskeloven med tilhørende forskrift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s://lovdata.no/dokument/NL/lov/1995-05-12-23">Lov om jor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8">
            <text:p>Lov om kulturminn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://miljojuss.no/lovverket/miljoinformasjonsloven/miljoinformasjonsloven-article27345-2768.html">Miljøinformasjon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://miljojuss.no/mineralloven/mineralloven-article32907-3656.html">Mineral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s://www.regjeringen.no/no/dokumentarkiv/regjeringen-solberg/andre-dokumenter/lmd/2015/nasjonal-jordvernstrategi/id2481056/?q=nasjonal%20jordvernstrategi">Nasjonal jordvernstrategi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://miljojuss.no/naturmangfoldloven/naturmangfoldloven-article26415-2765.html">Naturmangfold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://miljojuss.no/lovverket/plan-og-bygningsloven/plan-og-bygningsloven-article26414-2767.html">Plan- og bygning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s://lovdata.no/dokument/NL/lov/2005-05-27-31">Skog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://miljojuss.no/lovverket/straffeloven/straffeloven-article26616-2769.html">Straffe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s://www.vegvesen.no/globalassets/fag/handboker/hb-v134.pdf">V134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://miljojuss.no/lovverket/vanndirektivet/">Vannforskrif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lturminnevern</text:p>
          </table:table-cell>
          <table:table-cell office:value-type="string" table:style-name="ce5">
            <text:p><text:a xlink:href="http://miljojuss.no/lovverket/vannressursloven/">Vannressur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9">
            <text:p>Forskrift om flughavr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9">
            <text:p>Forskrift om fremmede organism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9">
            <text:p>Forskrift om planter og tiltak mot planteskadegjører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5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5">
            <text:p><text:a xlink:href="https://svv-cm-store-prod.azurewebsites.net/svv-proj-1464931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5">
            <text:p><text:a xlink:href="https://svv-cm-store-prod.azurewebsites.net/svv-proj-1464925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9">
            <text:p>Naturmangfoldlov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5">
            <text:p><text:a xlink:href="https://www.vegvesen.no/globalassets/fag/handboker/hb-r761-prosesskode-1-05072018.pdf">R761 Prosesskode 1 Standard beskrivelsestekster for vegkontrak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5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5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5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5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5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5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5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5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5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5">
            <text:p><text:a xlink:href="https://www.vegvesen.no/globalassets/fag/handboker/hb-v134.pdf">V134 -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5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5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5">
            <text:p><text:a xlink:href="https://www.vegvesen.no/globalassets/fag/handboker/hb-v711-ny.pdf">V711 Kreativitet i veg- og transport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sehåndtering</text:p>
          </table:table-cell>
          <table:table-cell office:value-type="string" table:style-name="ce5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s://lovdata.no/dokument/NL/lov/2005-06-17-79">Akvakultur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s://lovdata.no/dokument/NL/lov/1990-06-29-50">Energi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9">
            <text:p>Forskrift om fremmede organism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9">
            <text:p>Forskrift om planter og tiltak mot planteskadegjører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9">
            <text:p>Forskrift om utvalgte naturtyp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9">
            <text:p>Forurensningsforskriften og andre forskrifter til Forurensningslov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://miljojuss.no/lovverket/forurensingsloven/forurensingsloven-article27436-2777.html">Forurensning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://miljojuss.no/lovverket/forvaltningsloven/forvaltningsloven-article26508-2766.html">Forvaltning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s://lovdata.no/dokument/NL/lov/1814-05-17-nn?q=grunnloven">Grunn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s://lovdata.no/dokument/NL/lov/2008-06-06-37">Havressur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9">
            <text:p>Lakse- og innlandsfiskeloven med tilhørende forskrift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s://lovdata.no/dokument/NL/lov/1995-05-12-23">Lov om jor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8">
            <text:p>Lov om kulturminn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://miljojuss.no/lovverket/miljoinformasjonsloven/miljoinformasjonsloven-article27345-2768.html">Miljøinformasjon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://miljojuss.no/mineralloven/mineralloven-article32907-3656.html">Mineral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s://www.regjeringen.no/no/dokumentarkiv/regjeringen-solberg/andre-dokumenter/lmd/2015/nasjonal-jordvernstrategi/id2481056/?q=nasjonal%20jordvernstrategi">Nasjonal jordvernstrategi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://miljojuss.no/naturmangfoldloven/naturmangfoldloven-article26415-2765.html">Naturmangfold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://miljojuss.no/lovverket/plan-og-bygningsloven/plan-og-bygningsloven-article26414-2767.html">Plan- og bygning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s://lovdata.no/dokument/NL/lov/2005-05-27-31">Skog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://miljojuss.no/lovverket/straffeloven/straffeloven-article26616-2769.html">Straffe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s://www.vegvesen.no/globalassets/fag/handboker/hb-v134.pdf">V134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://miljojuss.no/lovverket/vanndirektivet/">Vannforskrif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turvern</text:p>
          </table:table-cell>
          <table:table-cell office:value-type="string" table:style-name="ce5">
            <text:p><text:a xlink:href="http://miljojuss.no/lovverket/vannressursloven/">Vannressurslov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5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5">
            <text:p><text:a xlink:href="https://svv-cm-store-prod.azurewebsites.net/svv-proj-1464931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5">
            <text:p><text:a xlink:href="https://svv-cm-store-prod.azurewebsites.net/svv-proj-1464925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5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5">
            <text:p><text:a xlink:href="https://svv-cm-store-prod.azurewebsites.net/svv-proj-1464930">N500 Vegtunnel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5">
            <text:p><text:a xlink:href="https://www.vegvesen.no/globalassets/fag/handboker/hb-r761-prosesskode-1-05072018.pdf">R761 Prosesskode 1 Standard beskrivelsestekster for vegkontrak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5">
            <text:p><text:a xlink:href="https://www.vegvesen.no/globalassets/fag/handboker/hb-r762-prosesskode-2-05072018.pdf">R762 Prosesskode 2 Standard beskrivelsestekster for bruer og kai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7">
            <text:p>Slipp fisken fram, DN-håndbok 22 - 20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7">
            <text:p>Tiltakshåndbok for bedre fysisk vannmiljø, LFI-rapport 296 20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5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5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5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5">
            <text:p><text:a xlink:href="https://www.vegvesen.no/globalassets/fag/handboker/hb-v134.pdf">V134 Vei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5">
            <text:p><text:a xlink:href="https://www.vegvesen.no/globalassets/fag/handboker/hb-v137.pdf">V137 Veger og drivsn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5">
            <text:p><text:a xlink:href="https://www.vegvesen.no/globalassets/fag/handboker/hb-v138.pdf">V138 Veger og snøskre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5">
            <text:p><text:a xlink:href="https://www.vegvesen.no/globalassets/fag/handboker/hb-v139-121214.pdf">V139 Flom- og sørpeskre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5">
            <text:p><text:a xlink:href="https://www.vegvesen.no/globalassets/fag/handboker/hb-v220-2018.pdf">V220 Geoteknikk i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5">
            <text:p><text:a xlink:href="https://www.vegvesen.no/globalassets/fag/handboker/hb-v221.pdf">V221 Grunnforsterkning, fyllinger og skrå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5">
            <text:p><text:a xlink:href="https://www.vegvesen.no/globalassets/fag/handboker/hb-v270.pdf">V270 Tørrmuring med maski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vervann</text:p>
          </table:table-cell>
          <table:table-cell office:value-type="string" table:style-name="ce5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svv-cm-store-prod.azurewebsites.net/svv-proj-1464931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svv-cm-store-prod.azurewebsites.net/svv-proj-1464925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www.vegvesen.no/globalassets/fag/handboker/hb-n300-del1.pdf">N300 Trafikkskilt, del 1 Fellesbestemmel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www.vegvesen.no/globalassets/fag/handboker/hb-n300-del2.pdf">N300 Trafikkskilt, del 2 Fareskilt, markeringsskilt, vikeplikt- og forkjørs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www.vegvesen.no/globalassets/fag/handboker/hb-n300-del3.pdf">N300 Trafikkskilt, del 3 Forbudsskilt, påbudsskilt, opplysningsskilt og skilt med trafikksikkerhetsinformasjo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www.vegvesen.no/globalassets/fag/handboker/hb-n300-del4a.pdf">N300 Trafikkskilt, del 4A Vegvisning; Planlegging og anvendels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www.vegvesen.no/globalassets/fag/handboker/hb-n300-del4b.pdf">N300 Trafikkskilt, del 4B Vegvisning; Detaljert 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www.vegvesen.no/globalassets/fag/handboker/hb-n300-del5.pdf">N300 Trafikkskilt, del 5 Serviceskilt og virksomhetsvi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svv-cm-store-prod.azurewebsites.net/svv-proj-1464930">N500 Vegtunnel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www.standard.no/no/Nettbutikk/produktkatalogen/Produktpresentasjon/?ProductID=135690">NS-EN 10204 - Metalliske materialer - Typer av inspeksjonsdokumen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www.standard.no/no/Nettbutikk/produktkatalogen/Produktpresentasjon/?ProductID=1096955">NS-EN 12767:2019 - Ettergivende konstruksjoner for vegutsty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www.standard.no/no/Nettbutikk/produktkatalogen/Produktpresentasjon/?ProductID=447615">NS-EN 1317 1-5 Skadereduserende vegtilta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www.standard.no/no/Nettbutikk/produktkatalogen/Produktpresentasjon/?ProductID=447619">NS-EN 13670 - Utførelse av betongkonstruksjon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www.standard.no/fagomrader/bygg-anlegg-og-eiendom/eurokoder1/ns-en-1990-grunnlag-for-prosjektering-av-konstruksjoner/">NS-EN 1990 – 1999 - Eurokode - Grunnlag for prosjektering av konstruksjon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www.standard.no/no/Nettbutikk/produktkatalogen/Produktpresentasjon/?ProductID=425440">NS-EN 1991 – 2 ; 2003 - Eurokode 1:Laster på konstruksjoner - Del 2: Trafikklast på bru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www.standard.no/no/Nettbutikk/produktkatalogen/Produktpresentasjon/?ProductID=913074">NS-EN 206 – 1 - Betong - Del 1: Spesifikasjon, egenskaper, fremstilling og samsva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www.vegvesen.no/globalassets/fag/handboker/hb-r761-prosesskode-1-05072018.pdf">R761 Prosesskode 1 Standard beskrivelsestekster for vegkontrak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www.vegvesen.no/globalassets/fag/handboker/hb-r762-prosesskode-2-05072018.pdf">R762 Prosesskode 2 Standard beskrivelsestekster for bruer og kai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www.vegvesen.no/globalassets/fag/handboker/hb-v160.pdf">V160 Vegrekkverk og andre trafikksikkerhetstilta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kkverk</text:p>
          </table:table-cell>
          <table:table-cell office:value-type="string" table:style-name="ce5">
            <text:p><text:a xlink:href="https://www.vegvesen.no/globalassets/fag/handboker/hb-v161.pdf">V161 Brurekkver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isikoreduksjon</text:p>
          </table:table-cell>
          <table:table-cell office:value-type="string" table:style-name="ce5">
            <text:p><text:a xlink:href="https://www.arbeidstilsynet.no/regelverk/forskrifter/internkontrollforskriften/">Krav til HMS slik det er definert i Internkontrollforskriften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isikoreduksjon</text:p>
          </table:table-cell>
          <table:table-cell office:value-type="string" table:style-name="ce5">
            <text:p><text:a xlink:href="https://www.arbeidstilsynet.no/regelverk/forskrifter/byggherreforskriften/">Krav til SHA slik det er definert i Byggherreforskriften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isikoreduksjon</text:p>
          </table:table-cell>
          <table:table-cell office:value-type="string" table:style-name="ce5">
            <text:p><text:a xlink:href="https://www.vegvesen.no/globalassets/fag/handboker/hbr760-styring-av-vegprosjekter.pdf">R760 Styring av vegprosjek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svv-cm-store-prod.azurewebsites.net/svv-proj-1464931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svv-cm-store-prod.azurewebsites.net/svv-proj-1464925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www.vegvesen.no/globalassets/fag/handboker/hb-n300-del1.pdf">N300 Trafikkskilt, del 1 Fellesbestemmel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www.vegvesen.no/globalassets/fag/handboker/hb-n300-del2.pdf">N300 Trafikkskilt, del 2 Fareskilt, markeringsskilt, vikeplikt- og forkjørs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www.vegvesen.no/globalassets/fag/handboker/hb-n300-del3.pdf">N300 Trafikkskilt, del 3 Forbudsskilt, påbudsskilt, opplysningsskilt og skilt med trafikksikkerhetsinformasjo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www.vegvesen.no/globalassets/fag/handboker/hb-n300-del4a.pdf">N300 Trafikkskilt, del 4A Vegvisning; Planlegging og anvendels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www.vegvesen.no/globalassets/fag/handboker/hb-n300-del4b.pdf">N300 Trafikkskilt, del 4B Vegvisning; Detaljert 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www.vegvesen.no/globalassets/fag/handboker/hb-n300-del5.pdf">N300 Trafikkskilt, del 5 Serviceskilt og virksomhetsvi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svv-cm-store-prod.azurewebsites.net/svv-proj-1464932">N301 Arbeid på og ved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svv-cm-store-prod.azurewebsites.net/svv-proj-1464927">N302 Vegoppmerk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svv-cm-store-prod.azurewebsites.net/svv-proj-1464928">N303 Trafikksignal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svv-cm-store-prod.azurewebsites.net/svv-proj-1464930">N500 Vegtunnel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svv-cm-store-prod.azurewebsites.net/svv-proj-1464909">N601 Elektriske 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www.vegvesen.no/globalassets/fag/handboker/hb-r310-ny.pdf">R310 Trafikksikkerhetsutsty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www.vegvesen.no/globalassets/fag/handboker/hb-r311-trafikkstyringssystemer-pa-veg.pdf">R311 Trafikkstyringssystemer på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www.vegvesen.no/globalassets/fag/handboker/hb-r761-prosesskode-1-05072018.pdf">R761 Prosesskode 1 Standard beskrivelsestekster for vegkontrak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www.vegvesen.no/globalassets/fag/handboker/hb-v124.pdf">V124 Teknisk planlegging av veg- og tunnelbely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www.vegvesen.no/globalassets/fag/handboker/hb-v320-ny.pdf">V320 Planlegging og oppsetting av trafikk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www.vegvesen.no/globalassets/fag/handboker/hb-v321.pdf">V321 Variable trafikk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www.vegvesen.no/globalassets/fag/handboker/hb-v322.pdf">V322 Trafikksignal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nal</text:p>
          </table:table-cell>
          <table:table-cell office:value-type="string" table:style-name="ce5">
            <text:p><text:a xlink:href="https://www.vegvesen.no/globalassets/fag/handboker/hb-v323_reklame-og-trafikkfare.pdf">V323 Reklame og trafikkfar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svv-cm-store-prod.azurewebsites.net/svv-proj-1464931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svv-cm-store-prod.azurewebsites.net/svv-proj-1464925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n300-del1.pdf">N300 Trafikkskilt, del 1 Fellesbestemmel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n300-del2.pdf">N300 Trafikkskilt, del 2 Fareskilt, markeringsskilt, vikeplikt- og forkjørs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n300-del3.pdf">N300 Trafikkskilt, del 3 Forbudsskilt, påbudsskilt, opplysningsskilt og skilt med trafikksikkerhetsinformasjo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n300-del4a.pdf">N300 Trafikkskilt, del 4A Vegvisning; Planlegging og anvendels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n300-del4b.pdf">N300 Trafikkskilt, del 4B Vegvisning; Detaljert 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n300-del5.pdf">N300 Trafikkskilt, del 5 Serviceskilt og virksomhetsvi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svv-cm-store-prod.azurewebsites.net/svv-proj-1464932">N301 Arbeid på og ved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svv-cm-store-prod.azurewebsites.net/svv-proj-1464927">N302 Vegoppmerk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svv-cm-store-prod.azurewebsites.net/svv-proj-1464928">N303 Trafikksignal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n400-bruprosjektering.pdf">N400 Bruprosjekt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svv-cm-store-prod.azurewebsites.net/svv-proj-1464930">N500 Vegtunnel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r310-ny.pdf">R310 Trafikksikkerhetsutsty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r311-trafikkstyringssystemer-pa-veg.pdf">R311 Trafikkstyringssystemer på ve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r761-prosesskode-1-05072018.pdf">R761 Prosesskode 1 Standard beskrivelsestekster for vegkontrak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v128-fartsdempende-tiltak.pdf">V128 Fartsdempende tilta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v320-ny.pdf">V320 Planlegging og oppsetting av trafikk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v321.pdf">V321 Variable trafikk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v322.pdf">V322 Trafikksignal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lt</text:p>
          </table:table-cell>
          <table:table-cell office:value-type="string" table:style-name="ce5">
            <text:p><text:a xlink:href="https://www.vegvesen.no/globalassets/fag/handboker/hb-v323_reklame-og-trafikkfare.pdf">V323 Reklame og trafikkfar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5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5">
            <text:p><text:a xlink:href="https://svv-cm-store-prod.azurewebsites.net/svv-proj-1464931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5">
            <text:p><text:a xlink:href="https://svv-cm-store-prod.azurewebsites.net/svv-proj-1464925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5">
            <text:p><text:a xlink:href="https://www.vegvesen.no/globalassets/fag/handboker/hb-r761-prosesskode-1-05072018.pdf">R761 Prosesskode 1 Standard beskrivelsestekster for vegkontrak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5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5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5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5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5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5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5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5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5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5">
            <text:p><text:a xlink:href="https://www.vegvesen.no/globalassets/fag/handboker/hb-v134.pdf">V134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5">
            <text:p><text:a xlink:href="https://www.vegvesen.no/globalassets/fag/handboker/hb-v262-steindekker.pdf">V262 Steindekker - Belegningsstein, heller, gatestein og pl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5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5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5">
            <text:p><text:a xlink:href="https://www.vegvesen.no/globalassets/fag/handboker/hb-v711-ny.pdf">V711 Kreativitet i veg- og transport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einsetting</text:p>
          </table:table-cell>
          <table:table-cell office:value-type="string" table:style-name="ce5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5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5">
            <text:p><text:a xlink:href="https://svv-cm-store-prod.azurewebsites.net/svv-proj-1464931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5">
            <text:p><text:a xlink:href="https://svv-cm-store-prod.azurewebsites.net/svv-proj-1464925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5">
            <text:p><text:a xlink:href="https://www.vegvesen.no/globalassets/fag/handboker/hb-r761-prosesskode-1-05072018.pdf">R761 Prosesskode 1 Standard beskrivelsestekster for vegkontrak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5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5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5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5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5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5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5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5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5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5">
            <text:p><text:a xlink:href="https://www.vegvesen.no/globalassets/fag/handboker/hb-v134.pdf">V134 -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5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5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5">
            <text:p><text:a xlink:href="https://www.vegvesen.no/globalassets/fag/handboker/hb-v711-ny.pdf">V711 Kreativitet i veg- og transport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ngforming</text:p>
          </table:table-cell>
          <table:table-cell office:value-type="string" table:style-name="ce5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svv-cm-store-prod.azurewebsites.net/svv-proj-1464931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svv-cm-store-prod.azurewebsites.net/svv-proj-1464925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www.vegvesen.no/globalassets/fag/handboker/hb-n300-del1.pdf">N300 Trafikkskilt, del 1 Fellesbestemmel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www.vegvesen.no/globalassets/fag/handboker/hb-n300-del2.pdf">N300 Trafikkskilt, del 2 Fareskilt, markeringsskilt, vikeplikt- og forkjørs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www.vegvesen.no/globalassets/fag/handboker/hb-n300-del3.pdf">N300 Trafikkskilt, del 3 Forbudsskilt, påbudsskilt, opplysningsskilt og skilt med trafikksikkerhetsinformasjo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www.vegvesen.no/globalassets/fag/handboker/hb-n300-del4a.pdf">N300 Trafikkskilt, del 4A Vegvisning; Planlegging og anvendels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www.vegvesen.no/globalassets/fag/handboker/hb-n300-del4b.pdf">N300 Trafikkskilt, del 4B Vegvisning; Detaljert 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www.vegvesen.no/globalassets/fag/handboker/hb-n300-del5.pdf">N300 Trafikkskilt, del 5 Serviceskilt og virksomhetsvi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svv-cm-store-prod.azurewebsites.net/svv-proj-1464928">N303 Trafikksignal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svv-cm-store-prod.azurewebsites.net/svv-proj-1464930">N500 Vegtunnel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svv-cm-store-prod.azurewebsites.net/svv-proj-1464909">N601 Elektriske 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www.vegvesen.no/globalassets/fag/handboker/r511.pdf">R511 Sikkerhetsforvaltning av vegtunnel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www.vegvesen.no/globalassets/fag/handboker/hb-r512-sikkerhet-helse-og-arbeidsmiljo-i-vegtunneler-under-drift.pdf">R512 Sikkerhet, helse og arbeidsmiljø i vegtunneler under drif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www.vegvesen.no/globalassets/fag/handboker/hb-r761-prosesskode-1-05072018.pdf">R761 Prosesskode 1 Standard beskrivelsestekster for vegkontrak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www.vegvesen.no/globalassets/fag/handboker/hb-v120-mai-2019.pdf">V120 Premisser for geometrisk utforming av ve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www.vegvesen.no/globalassets/fag/handboker/hb-v124.pdf">V124 Teknisk planlegging av veg- og tunnelbely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www.vegvesen.no/globalassets/fag/handboker/hb-v137.pdf">V137 Veger og drivsn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www.vegvesen.no/globalassets/fag/handboker/hb-v138.pdf">V138 Veger og snøskre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www.vegvesen.no/globalassets/fag/handboker/hb-v139-121214.pdf">V139 Flom- og sørpeskre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www.vegvesen.no/globalassets/fag/handboker/hb-v220-2018.pdf">V220 Geoteknikk i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www.vegvesen.no/globalassets/fag/handboker/hb-v221.pdf">V221 Grunnforsterkning, fyllinger og skrå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nnel</text:p>
          </table:table-cell>
          <table:table-cell office:value-type="string" table:style-name="ce5">
            <text:p><text:a xlink:href="https://www.vegvesen.no/globalassets/fag/handboker/hb-v520-tunnelveiledning.pdf">V520 Tunnelveiled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5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5">
            <text:p><text:a xlink:href="https://svv-cm-store-prod.azurewebsites.net/svv-proj-1464931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5">
            <text:p><text:a xlink:href="https://svv-cm-store-prod.azurewebsites.net/svv-proj-1464925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5">
            <text:p><text:a xlink:href="https://www.vegvesen.no/globalassets/fag/handboker/hb-v120-mai-2019.pdf">V120 Premisser for geometrisk utforming av ve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5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5">
            <text:p><text:a xlink:href="https://www.vegvesen.no/globalassets/fag/handboker/hb-v137.pdf">V137 Veger og drivsn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5">
            <text:p><text:a xlink:href="https://www.vegvesen.no/globalassets/fag/handboker/hb-v138.pdf">V138 Veger og snøskre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5">
            <text:p><text:a xlink:href="https://www.vegvesen.no/globalassets/fag/handboker/hb-v139-121214.pdf">V139 Flom- og sørpeskre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5">
            <text:p><text:a xlink:href="https://www.vegvesen.no/globalassets/fag/handboker/hb-v220-2018.pdf">V220 Geoteknikk i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5">
            <text:p><text:a xlink:href="https://www.vegvesen.no/globalassets/fag/handboker/hb-v221.pdf">V221 Grunnforsterkning, fyllinger og skrå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n og avløp</text:p>
          </table:table-cell>
          <table:table-cell office:value-type="string" table:style-name="ce5">
            <text:p><text:a xlink:href="https://www.vegvesen.no/globalassets/fag/handboker/hb-v240-vannhandtering.pdf">V240 Vannhåndtering - Flomberegninger og hydraulisk dimensjon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svv-cm-store-prod.azurewebsites.net/svv-proj-1464931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svv-cm-store-prod.azurewebsites.net/svv-proj-1464925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r210-laboratorieundersokelser-2016.pdf">R210 Laboratorieundersøkel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r211-feltundersokelser-2021.pdf">R211 Feltundersøkelser, retningslinj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r761-prosesskode-1-05072018.pdf">R761 Prosesskode 1 Standard beskrivelsestekster for vegkontrak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124.pdf">V124 Teknisk planlegging av veg- og tunnelbely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128-fartsdempende-tiltak.pdf">V128 Fartsdempende tilta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134.pdf">V134 -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135.pdf">V135 Fasadeisolering mot støy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136.pdf">V136 Døgnhvileplasser for tung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137.pdf">V137 Veger og drivsn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138.pdf">V138 Veger og snøskre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139-121214.pdf">V139 Flom- og sørpeskred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160.pdf">V160 Vegrekkverk og andre trafikksikkerhetstilta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161.pdf">V161 Brurekkver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220-2018.pdf">V220 Geoteknikk i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221.pdf">V221 Grunnforsterkning, fyllinger og skrån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222.pdf">V222 Geoteknisk felthåndbok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223.pdf">V223 Geoteknisk oppteg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v225-bergskjaeringer.pdf">V225 Bergskjæring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240-vannhandtering.pdf">V240 Vannhåndtering - Flomberegninger og hydraulisk dimensjoner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250.pdf">V250 Kalde bitumenstabiliserte bærela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261.pdf">V261 Skadekatalog for bituminøse vegdekk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262-steindekker.pdf">V262 Steindekker - Belegningsstein, heller, gatestein og pl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263.pdf">V263 Betongdekk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270.pdf">V270 Tørrmuring med maski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</text:p>
          </table:table-cell>
          <table:table-cell office:value-type="string" table:style-name="ce5">
            <text:p><text:a xlink:href="https://www.vegvesen.no/globalassets/fag/handboker/hb-v716.pdf">V716 Nordisk beregningsmetode for vegtrafikkstøy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5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5">
            <text:p><text:a xlink:href="https://svv-cm-store-prod.azurewebsites.net/svv-proj-1464931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5">
            <text:p><text:a xlink:href="https://svv-cm-store-prod.azurewebsites.net/svv-proj-1464925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5">
            <text:p><text:a xlink:href="https://www.vegvesen.no/globalassets/fag/handboker/hb-r761-prosesskode-1-05072018.pdf">R761 Prosesskode 1 Standard beskrivelsestekster for vegkontrak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5">
            <text:p><text:a xlink:href="https://www.vegvesen.no/_attachment/154825/binary/264913?fast_title=Tr%C3%A6r+og+alleer+Informasjon+%288%2C5+MB%29.pdf">Trær &amp; alle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5">
            <text:p><text:a xlink:href="https://www.vegvesen.no/globalassets/fag/handboker/hb-v120-mai-2019.pdf">V120 Premisser for geometrisk utforming av veger.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5">
            <text:p><text:a xlink:href="https://www.vegvesen.no/globalassets/fag/handboker/hb-v121.pdf">V121 Geometrisk utforming av veg- og gatekryss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5">
            <text:p><text:a xlink:href="https://www.vegvesen.no/globalassets/fag/handboker/hb-v122.pdf">V122 Sykkel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5">
            <text:p><text:a xlink:href="https://www.vegvesen.no/globalassets/fag/handboker/hb-v126.pdf">V126 Byen og varetransporte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5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5">
            <text:p><text:a xlink:href="https://www.vegvesen.no/globalassets/fag/handboker/hb-v129-universell-utforming-av-veger-og-gater_2011.pdf">V129 Universell utforming av veger og ga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5">
            <text:p><text:a xlink:href="https://www.vegvesen.no/globalassets/fag/handboker/hb-v130-vegen-i-landskapet-2019.pdf">V130 Vegen i landskape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5">
            <text:p><text:a xlink:href="https://www.vegvesen.no/globalassets/fag/handboker/hb-v132.pdf">V132 Veg og kultur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5">
            <text:p><text:a xlink:href="https://www.vegvesen.no/globalassets/fag/handboker/hb-v132.pdf">V133 Veg og reis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5">
            <text:p><text:a xlink:href="https://www.vegvesen.no/globalassets/fag/handboker/hb-v134.pdf">V134 - Veger og dyreliv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5">
            <text:p><text:a xlink:href="https://www.vegvesen.no/globalassets/fag/handboker/hb-v271.pdf">V271 Vegetasjon i veg- og gatemiljø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5">
            <text:p><text:a xlink:href="https://www.vegvesen.no/globalassets/fag/handboker/hb-v710.pdf">V710 Oversikts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5">
            <text:p><text:a xlink:href="https://www.vegvesen.no/globalassets/fag/handboker/hb-v711-ny.pdf">V711 Kreativitet i veg- og transportplanle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etasjon</text:p>
          </table:table-cell>
          <table:table-cell office:value-type="string" table:style-name="ce5">
            <text:p><text:a xlink:href="https://www.vegvesen.no/globalassets/fag/handboker/hb-v712-konsekvensanalyser-2021.pdf">V712 Konsekvensanaly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5">
            <text:p><text:a xlink:href="https://svv-cm-store-prod.azurewebsites.net/svv-proj-1464923">N100 Veg- og gate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5">
            <text:p><text:a xlink:href="https://svv-cm-store-prod.azurewebsites.net/svv-proj-1464931">N101 Rekkverk og vegens sideområd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5">
            <text:p><text:a xlink:href="https://svv-cm-store-prod.azurewebsites.net/svv-proj-1464925">N200 Vegbygg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5">
            <text:p><text:a xlink:href="https://svv-cm-store-prod.azurewebsites.net/svv-proj-1464927">N302 Vegoppmerk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5">
            <text:p><text:a xlink:href="https://www.vegvesen.no/globalassets/fag/handboker/hb-r761-prosesskode-1-05072018.pdf">R761 Prosesskode 1 Standard beskrivelsestekster for vegkontrakt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5">
            <text:p><text:a xlink:href="https://www.vegvesen.no/globalassets/fag/handboker/hb-v123.pdf">V123 Kollektivhåndboka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5">
            <text:p><text:a xlink:href="https://www.vegvesen.no/globalassets/fag/handboker/hb-v127-kryssingssteder-for-gaende.pdf">V127 Kryssingssteder for gåend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5">
            <text:p><text:a xlink:href="https://www.vegvesen.no/globalassets/fag/handboker/hb-n300-del1.pdf">N300 Trafikkskilt, del 1 Fellesbestemmelser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5">
            <text:p><text:a xlink:href="https://www.vegvesen.no/globalassets/fag/handboker/hb-n300-del2.pdf">N300 Trafikkskilt, del 2 Fareskilt, markeringsskilt, vikeplikt- og forkjørsskilt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5">
            <text:p><text:a xlink:href="https://www.vegvesen.no/globalassets/fag/handboker/hb-n300-del3.pdf">N300 Trafikkskilt, del 3 Forbudsskilt, påbudsskilt, opplysningsskilt og skilt med trafikksikkerhetsinformasjon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5">
            <text:p><text:a xlink:href="https://www.vegvesen.no/globalassets/fag/handboker/hb-n300-del4a.pdf">N300 Trafikkskilt, del 4A Vegvisning; Planlegging og anvendelse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5">
            <text:p><text:a xlink:href="https://www.vegvesen.no/globalassets/fag/handboker/hb-n300-del4b.pdf">N300 Trafikkskilt, del 4B Vegvisning; Detaljert utform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5">
            <text:p><text:a xlink:href="https://www.vegvesen.no/globalassets/fag/handboker/hb-n300-del5.pdf">N300 Trafikkskilt, del 5 Serviceskilt og virksomhetsvisnin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5">
            <text:p><text:a xlink:href="https://svv-cm-store-prod.azurewebsites.net/svv-proj-1464928">N303 Trafikksignalanlegg</text:a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goppmerking</text:p>
          </table:table-cell>
          <table:table-cell office:value-type="string" table:style-name="ce5">
            <text:p><text:a xlink:href="https://www.vegvesen.no/fag/veg-og-gate/konkurranser-og-kontraktsdokumenter/driftskontrakter/dvkurs/forberedelser-til-kurs/bli-kjent-med-r610/r610/">R610 Driftskontrakter i riksveger</text:a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number-rows-repeated="2" table:style-name="ro2">
          <table:table-cell/>
          <table:table-cell table:style-name="ce2"/>
          <table:table-cell table:number-columns-repeated="16382"/>
        </table:table-row>
        <table:table-row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2"/>
          <table:table-cell table:number-columns-repeated="16382"/>
        </table:table-row>
        <table:table-row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2"/>
          <table:table-cell table:number-columns-repeated="16382"/>
        </table:table-row>
        <table:table-row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2"/>
          <table:table-cell table:number-columns-repeated="16382"/>
        </table:table-row>
        <table:table-row table:number-rows-repeated="2"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number-rows-repeated="2"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style-name="ro2">
          <table:table-cell/>
          <table:table-cell table:style-name="ce2"/>
          <table:table-cell table:number-columns-repeated="16382"/>
        </table:table-row>
        <table:table-row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number-rows-repeated="2"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number-rows-repeated="2"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number-rows-repeated="1047999" table:style-name="ro2">
          <table:table-cell table:number-columns-repeated="16384"/>
        </table:table-row>
      </table:table>
      <table:database-ranges>
        <table:database-range table:target-range-address="Ark1.A3:Ark1.B577" table:contains-header="false">
          <table:sort>
            <table:sort-by table:field-number="0"/>
          </table:sort>
        </table:database-range>
        <table:database-range table:target-range-address="Ark1.A2:Ark1.A57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ato" svg:font-family="Lato"/>
    <style:font-face style:name="Arial" svg:font-family="Arial"/>
  </office:font-face-decls>
  <office:styles>
    <number:number-style style:name="N0">
      <number:number number:min-integer-digits="1"/>
    </number:number-style>
    <style:style style:name="Hyperkobling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Thor Sigurd Thorsen</meta:initial-creator>
    <dc:creator>Thor Sigurd Thorsen</dc:creator>
    <meta:creation-date>2024-12-16T08:42:43Z</meta:creation-date>
    <dc:date>2024-12-22T13:09:10Z</dc:date>
  </office:meta>
</office:document-meta>
</file>